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ntactInfo" style:family="table">
      <style:table-properties style:width="169.69mm" fo:margin-left="0.02mm" fo:margin-right="0.28mm" table:align="margins"/>
    </style:style>
    <style:style style:name="ContactInfo.A" style:family="table-column">
      <style:table-column-properties style:column-width="84.86mm" style:rel-column-width="32774*"/>
    </style:style>
    <style:style style:name="ContactInfo.B" style:family="table-column">
      <style:table-column-properties style:column-width="84.83mm" style:rel-column-width="32761*"/>
    </style:style>
    <style:style style:name="ContactInfo.A1" style:family="table-cell">
      <style:table-cell-properties fo:padding="0.49mm" fo:border="none"/>
    </style:style>
    <style:style style:name="ContactInfo.B1" style:family="table-cell">
      <style:table-cell-properties style:vertical-align="middle" fo:padding="0.49mm" fo:border="none"/>
    </style:style>
    <style:style style:name="PersonalINfo" style:family="table">
      <style:table-properties style:width="169.79mm" fo:margin-top="0mm" fo:margin-bottom="0mm" table:align="left"/>
    </style:style>
    <style:style style:name="PersonalINfo.A" style:family="table-column">
      <style:table-column-properties style:column-width="84.88mm"/>
    </style:style>
    <style:style style:name="PersonalINfo.B" style:family="table-column">
      <style:table-column-properties style:column-width="84.91mm"/>
    </style:style>
    <style:style style:name="PersonalINfo.A1" style:family="table-cell">
      <style:table-cell-properties fo:background-color="transparent" fo:padding="0.49m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49mm" fo:border="none">
        <style:background-image/>
      </style:table-cell-properties>
    </style:style>
    <style:style style:name="Education_5f_University" style:display-name="Education_University" style:family="table">
      <style:table-properties style:width="169.49mm" table:align="left"/>
    </style:style>
    <style:style style:name="Education_5f_University.A" style:display-name="Education_University.A" style:family="table-column">
      <style:table-column-properties style:column-width="84.72mm"/>
    </style:style>
    <style:style style:name="Education_5f_University.B" style:display-name="Education_University.B" style:family="table-column">
      <style:table-column-properties style:column-width="84.77mm"/>
    </style:style>
    <style:style style:name="Education_5f_University.A1" style:display-name="Education_University.A1" style:family="table-cell">
      <style:table-cell-properties fo:background-color="transparent" fo:padding="0.49m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49mm" fo:border="none">
        <style:background-image/>
      </style:table-cell-properties>
    </style:style>
    <style:style style:name="Education_5f_HighSchool" style:display-name="Education_HighSchool" style:family="table">
      <style:table-properties style:width="169.72mm" table:align="left"/>
    </style:style>
    <style:style style:name="Education_5f_HighSchool.A" style:display-name="Education_HighSchool.A" style:family="table-column">
      <style:table-column-properties style:column-width="84.84mm"/>
    </style:style>
    <style:style style:name="Education_5f_HighSchool.B" style:display-name="Education_HighSchool.B" style:family="table-column">
      <style:table-column-properties style:column-width="84.88mm"/>
    </style:style>
    <style:style style:name="Education_5f_HighSchool.A1" style:display-name="Education_HighSchool.A1" style:family="table-cell">
      <style:table-cell-properties fo:padding="0.49mm" fo:border="none"/>
    </style:style>
    <style:style style:name="Education_5f_HighSchool.B1" style:display-name="Education_HighSchool.B1" style:family="table-cell">
      <style:table-cell-properties style:vertical-align="middle" fo:padding="0.49mm" fo:border="none"/>
    </style:style>
    <style:style style:name="Skills-ProgrammingLanguages" style:family="table">
      <style:table-properties style:width="169.72mm" table:align="left"/>
    </style:style>
    <style:style style:name="Skills-ProgrammingLanguages.A" style:family="table-column">
      <style:table-column-properties style:column-width="47.15mm"/>
    </style:style>
    <style:style style:name="Skills-ProgrammingLanguages.B" style:family="table-column">
      <style:table-column-properties style:column-width="30.53mm"/>
    </style:style>
    <style:style style:name="Skills-ProgrammingLanguages.C" style:family="table-column">
      <style:table-column-properties style:column-width="32.46mm"/>
    </style:style>
    <style:style style:name="Skills-ProgrammingLanguages.D" style:family="table-column">
      <style:table-column-properties style:column-width="59.58mm"/>
    </style:style>
    <style:style style:name="Skills-ProgrammingLanguages.A1" style:family="table-cell">
      <style:table-cell-properties fo:padding="0.49mm" fo:border="none"/>
    </style:style>
    <style:style style:name="Skills-ProgrammingLanguages.B1" style:family="table-cell">
      <style:table-cell-properties style:vertical-align="middle" fo:padding="0.49mm" fo:border="none"/>
    </style:style>
    <style:style style:name="Skills-MarkupLanguages" style:family="table">
      <style:table-properties style:width="169.72mm" table:align="left"/>
    </style:style>
    <style:style style:name="Skills-MarkupLanguages.A" style:family="table-column">
      <style:table-column-properties style:column-width="47.15mm"/>
    </style:style>
    <style:style style:name="Skills-MarkupLanguages.B" style:family="table-column">
      <style:table-column-properties style:column-width="30.53mm"/>
    </style:style>
    <style:style style:name="Skills-MarkupLanguages.C" style:family="table-column">
      <style:table-column-properties style:column-width="32.46mm"/>
    </style:style>
    <style:style style:name="Skills-MarkupLanguages.D" style:family="table-column">
      <style:table-column-properties style:column-width="59.58mm"/>
    </style:style>
    <style:style style:name="Skills-MarkupLanguages.A1" style:family="table-cell">
      <style:table-cell-properties fo:padding="0.49mm" fo:border="none"/>
    </style:style>
    <style:style style:name="Skills-MarkupLanguages.B1" style:family="table-cell">
      <style:table-cell-properties style:vertical-align="middle" fo:padding="0.49mm" fo:border="none"/>
    </style:style>
    <style:style style:name="Skills-StyleLanguages" style:family="table">
      <style:table-properties style:width="169.72mm" table:align="left"/>
    </style:style>
    <style:style style:name="Skills-StyleLanguages.A" style:family="table-column">
      <style:table-column-properties style:column-width="47.15mm"/>
    </style:style>
    <style:style style:name="Skills-StyleLanguages.B" style:family="table-column">
      <style:table-column-properties style:column-width="30.53mm"/>
    </style:style>
    <style:style style:name="Skills-StyleLanguages.C" style:family="table-column">
      <style:table-column-properties style:column-width="32.46mm"/>
    </style:style>
    <style:style style:name="Skills-StyleLanguages.D" style:family="table-column">
      <style:table-column-properties style:column-width="59.58mm"/>
    </style:style>
    <style:style style:name="Skills-StyleLanguages.A1" style:family="table-cell">
      <style:table-cell-properties fo:padding="0.49mm" fo:border="none"/>
    </style:style>
    <style:style style:name="Skills-StyleLanguages.B1" style:family="table-cell">
      <style:table-cell-properties style:vertical-align="middle" fo:padding="0.49mm" fo:border="none"/>
    </style:style>
    <style:style style:name="Skills-IDE" style:family="table">
      <style:table-properties style:width="169.72mm" table:align="left"/>
    </style:style>
    <style:style style:name="Skills-IDE.A" style:family="table-column">
      <style:table-column-properties style:column-width="47.15mm"/>
    </style:style>
    <style:style style:name="Skills-IDE.B" style:family="table-column">
      <style:table-column-properties style:column-width="30.53mm"/>
    </style:style>
    <style:style style:name="Skills-IDE.C" style:family="table-column">
      <style:table-column-properties style:column-width="32.46mm"/>
    </style:style>
    <style:style style:name="Skills-IDE.D" style:family="table-column">
      <style:table-column-properties style:column-width="59.58mm"/>
    </style:style>
    <style:style style:name="Skills-IDE.A1" style:family="table-cell">
      <style:table-cell-properties fo:padding="0.49mm" fo:border="none"/>
    </style:style>
    <style:style style:name="Skills-IDE.B1" style:family="table-cell">
      <style:table-cell-properties style:vertical-align="middle" fo:padding="0.49mm" fo:border="none"/>
    </style:style>
    <style:style style:name="Skills-DevelopmentTools" style:family="table">
      <style:table-properties style:width="169.72mm" table:align="left"/>
    </style:style>
    <style:style style:name="Skills-DevelopmentTools.A" style:family="table-column">
      <style:table-column-properties style:column-width="47.11mm"/>
    </style:style>
    <style:style style:name="Skills-DevelopmentTools.B" style:family="table-column">
      <style:table-column-properties style:column-width="30.53mm"/>
    </style:style>
    <style:style style:name="Skills-DevelopmentTools.C" style:family="table-column">
      <style:table-column-properties style:column-width="32.49mm"/>
    </style:style>
    <style:style style:name="Skills-DevelopmentTools.D" style:family="table-column">
      <style:table-column-properties style:column-width="59.58mm"/>
    </style:style>
    <style:style style:name="Skills-DevelopmentTools.A1" style:family="table-cell">
      <style:table-cell-properties fo:padding="0.49mm" fo:border="none"/>
    </style:style>
    <style:style style:name="Skills-DevelopmentTools.B1" style:family="table-cell">
      <style:table-cell-properties style:vertical-align="middle" fo:padding="0.49mm" fo:border="none"/>
    </style:style>
    <style:style style:name="Skills-Database_5f_And_5f_Modeling" style:display-name="Skills-Database_And_Modeling" style:family="table">
      <style:table-properties style:width="169.7mm" table:align="left"/>
    </style:style>
    <style:style style:name="Skills-Database_5f_And_5f_Modeling.A" style:display-name="Skills-Database_And_Modeling.A" style:family="table-column">
      <style:table-column-properties style:column-width="47.11mm"/>
    </style:style>
    <style:style style:name="Skills-Database_5f_And_5f_Modeling.B" style:display-name="Skills-Database_And_Modeling.B" style:family="table-column">
      <style:table-column-properties style:column-width="30.53mm"/>
    </style:style>
    <style:style style:name="Skills-Database_5f_And_5f_Modeling.C" style:display-name="Skills-Database_And_Modeling.C" style:family="table-column">
      <style:table-column-properties style:column-width="32.49mm"/>
    </style:style>
    <style:style style:name="Skills-Database_5f_And_5f_Modeling.D" style:display-name="Skills-Database_And_Modeling.D" style:family="table-column">
      <style:table-column-properties style:column-width="59.57mm"/>
    </style:style>
    <style:style style:name="Skills-Database_5f_And_5f_Modeling.A1" style:display-name="Skills-Database_And_Modeling.A1" style:family="table-cell">
      <style:table-cell-properties fo:padding="0.49mm" fo:border="none"/>
    </style:style>
    <style:style style:name="Skills-Database_5f_And_5f_Modeling.B1" style:display-name="Skills-Database_And_Modeling.B1" style:family="table-cell">
      <style:table-cell-properties style:vertical-align="middle" fo:padding="0.49mm" fo:border="none"/>
    </style:style>
    <style:style style:name="Skills-OS" style:family="table">
      <style:table-properties style:width="169.72mm" table:align="left"/>
    </style:style>
    <style:style style:name="Skills-OS.A" style:family="table-column">
      <style:table-column-properties style:column-width="47.11mm"/>
    </style:style>
    <style:style style:name="Skills-OS.B" style:family="table-column">
      <style:table-column-properties style:column-width="30.53mm"/>
    </style:style>
    <style:style style:name="Skills-OS.C" style:family="table-column">
      <style:table-column-properties style:column-width="32.49mm"/>
    </style:style>
    <style:style style:name="Skills-OS.D" style:family="table-column">
      <style:table-column-properties style:column-width="59.58mm"/>
    </style:style>
    <style:style style:name="Skills-OS.A1" style:family="table-cell">
      <style:table-cell-properties fo:padding="0.49mm" fo:border="none"/>
    </style:style>
    <style:style style:name="Skills-OS.B1" style:family="table-cell">
      <style:table-cell-properties style:vertical-align="middle" fo:padding="0.49mm" fo:border="none"/>
    </style:style>
    <style:style style:name="Skills-CommunicationInterfaces" style:family="table">
      <style:table-properties style:width="169.7mm" table:align="left"/>
    </style:style>
    <style:style style:name="Skills-CommunicationInterfaces.A" style:family="table-column">
      <style:table-column-properties style:column-width="47.11mm"/>
    </style:style>
    <style:style style:name="Skills-CommunicationInterfaces.B" style:family="table-column">
      <style:table-column-properties style:column-width="30.53mm"/>
    </style:style>
    <style:style style:name="Skills-CommunicationInterfaces.C" style:family="table-column">
      <style:table-column-properties style:column-width="32.24mm"/>
    </style:style>
    <style:style style:name="Skills-CommunicationInterfaces.D" style:family="table-column">
      <style:table-column-properties style:column-width="59.81mm"/>
    </style:style>
    <style:style style:name="Skills-CommunicationInterfaces.A1" style:family="table-cell">
      <style:table-cell-properties fo:padding="0.49mm" fo:border="none"/>
    </style:style>
    <style:style style:name="Skills-CommunicationInterfaces.B1" style:family="table-cell">
      <style:table-cell-properties style:vertical-align="middle" fo:padding="0.49mm" fo:border="none"/>
    </style:style>
    <style:style style:name="Skills-SpokenLanguages" style:family="table">
      <style:table-properties style:width="169.7mm" table:align="left"/>
    </style:style>
    <style:style style:name="Skills-SpokenLanguages.A" style:family="table-column">
      <style:table-column-properties style:column-width="47.11mm"/>
    </style:style>
    <style:style style:name="Skills-SpokenLanguages.B" style:family="table-column">
      <style:table-column-properties style:column-width="30.53mm"/>
    </style:style>
    <style:style style:name="Skills-SpokenLanguages.C" style:family="table-column">
      <style:table-column-properties style:column-width="32.24mm"/>
    </style:style>
    <style:style style:name="Skills-SpokenLanguages.D" style:family="table-column">
      <style:table-column-properties style:column-width="59.81mm"/>
    </style:style>
    <style:style style:name="Skills-SpokenLanguages.A1" style:family="table-cell">
      <style:table-cell-properties fo:padding="0.49mm" fo:border="none"/>
    </style:style>
    <style:style style:name="Skills-SpokenLanguages.B1" style:family="table-cell">
      <style:table-cell-properties style:vertical-align="middle" fo:padding="0.49mm" fo:border="none"/>
    </style:style>
    <style:style style:name="AdditionalQualifications" style:family="table">
      <style:table-properties style:width="169.7mm" fo:margin-left="0.02mm" fo:margin-right="0.26mm" table:align="margins"/>
    </style:style>
    <style:style style:name="AdditionalQualifications.A" style:family="table-column">
      <style:table-column-properties style:column-width="84.74mm" style:rel-column-width="32726*"/>
    </style:style>
    <style:style style:name="AdditionalQualifications.B" style:family="table-column">
      <style:table-column-properties style:column-width="84.97mm" style:rel-column-width="32809*"/>
    </style:style>
    <style:style style:name="AdditionalQualifications.A1" style:family="table-cell">
      <style:table-cell-properties fo:padding="0.49mm" fo:border="none"/>
    </style:style>
    <style:style style:name="AdditionalQualifications.B1" style:family="table-cell">
      <style:table-cell-properties style:vertical-align="middle" fo:padding="0.49mm" fo:border="none"/>
    </style:style>
    <style:style style:name="EmploymentHistory3" style:family="table">
      <style:table-properties style:width="169.72mm" table:align="left"/>
    </style:style>
    <style:style style:name="EmploymentHistory3.A" style:family="table-column">
      <style:table-column-properties style:column-width="84.74mm"/>
    </style:style>
    <style:style style:name="EmploymentHistory3.B" style:family="table-column">
      <style:table-column-properties style:column-width="84.98mm"/>
    </style:style>
    <style:style style:name="EmploymentHistory3.A1" style:family="table-cell">
      <style:table-cell-properties fo:padding="0.49mm" fo:border="none"/>
    </style:style>
    <style:style style:name="EmploymentHistory3.B1" style:family="table-cell">
      <style:table-cell-properties style:vertical-align="middle" fo:padding="0.49mm" fo:border="none"/>
    </style:style>
    <style:style style:name="EmploymentHistory2" style:family="table">
      <style:table-properties style:width="169.99mm" table:align="left"/>
    </style:style>
    <style:style style:name="EmploymentHistory2.A" style:family="table-column">
      <style:table-column-properties style:column-width="84.98mm"/>
    </style:style>
    <style:style style:name="EmploymentHistory2.B" style:family="table-column">
      <style:table-column-properties style:column-width="85mm"/>
    </style:style>
    <style:style style:name="EmploymentHistory2.A1" style:family="table-cell">
      <style:table-cell-properties fo:padding="0.49mm" fo:border="none"/>
    </style:style>
    <style:style style:name="EmploymentHistory2.B1" style:family="table-cell">
      <style:table-cell-properties style:vertical-align="middle" fo:padding="0.49mm" fo:border="none"/>
    </style:style>
    <style:style style:name="Table1" style:family="table">
      <style:table-properties style:width="169.99mm" table:align="left"/>
    </style:style>
    <style:style style:name="Table1.A" style:family="table-column">
      <style:table-column-properties style:column-width="84.98mm"/>
    </style:style>
    <style:style style:name="Table1.B" style:family="table-column">
      <style:table-column-properties style:column-width="85mm"/>
    </style:style>
    <style:style style:name="Table1.A1" style:family="table-cell">
      <style:table-cell-properties fo:padding="0.49mm" fo:border="none"/>
    </style:style>
    <style:style style:name="Table1.B1" style:family="table-cell">
      <style:table-cell-properties style:vertical-align="middle" fo:padding="0.49mm" fo:border="none"/>
    </style:style>
    <style:style style:name="SampleProjects1" style:family="table">
      <style:table-properties style:width="169.99mm" table:align="left"/>
    </style:style>
    <style:style style:name="SampleProjects1.A" style:family="table-column">
      <style:table-column-properties style:column-width="84.98mm"/>
    </style:style>
    <style:style style:name="SampleProjects1.B" style:family="table-column">
      <style:table-column-properties style:column-width="85mm"/>
    </style:style>
    <style:style style:name="SampleProjects1.A1" style:family="table-cell">
      <style:table-cell-properties fo:padding="0.49mm" fo:border="none"/>
    </style:style>
    <style:style style:name="SampleProjects1.B1" style:family="table-cell">
      <style:table-cell-properties style:vertical-align="middle" fo:padding="0.49mm" fo:border="none"/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>
        <style:tab-stops>
          <style:tab-stop style:position="168.01m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ender">
      <style:text-properties style:font-name="Arial" fo:font-style="italic" style:font-style-asian="italic" style:font-style-complex="italic"/>
    </style:style>
    <style:style style:name="P6" style:family="paragraph" style:parent-style-name="Table_20_Contents">
      <style:text-properties style:font-name="Arial" fo:font-style="normal" style:font-style-asian="normal" style:font-style-complex="normal"/>
    </style:style>
    <style:style style:name="P7" style:family="paragraph" style:parent-style-name="Heading_20_2">
      <style:paragraph-properties>
        <style:tab-stops>
          <style:tab-stop style:position="168.28m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8" style:family="paragraph" style:parent-style-name="Heading_20_2">
      <style:paragraph-properties>
        <style:tab-stops>
          <style:tab-stop style:position="167.48m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9" style:family="paragraph" style:parent-style-name="Heading_20_3">
      <style:text-properties style:font-name="Arial"/>
    </style:style>
    <style:style style:name="P10" style:family="paragraph" style:parent-style-name="Heading_20_2">
      <style:paragraph-properties>
        <style:tab-stops>
          <style:tab-stop style:position="168.28m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text-properties style:font-name="Arial" fo:font-size="2pt" style:font-size-asian="2pt" style:font-size-complex="2pt"/>
    </style:style>
    <style:style style:name="P14" style:family="paragraph" style:parent-style-name="Table_20_Contents">
      <style:text-properties style:font-name="Arial" fo:font-weight="bold"/>
    </style:style>
    <style:style style:name="P15" style:family="paragraph" style:parent-style-name="Heading_20_2">
      <style:paragraph-properties>
        <style:tab-stops>
          <style:tab-stop style:position="168.54m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6" style:family="paragraph" style:parent-style-name="Text_20_body" style:list-style-name="L2"/>
    <style:style style:name="P17" style:family="paragraph" style:parent-style-name="Text_20_body">
      <style:text-properties style:font-name="Arial"/>
    </style:style>
    <style:style style:name="P18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 style:parent-style-name="ACRONYM">
      <style:text-properties style:font-name="Arial"/>
    </style:style>
    <style:style style:name="T3" style:family="text" style:parent-style-name="Q">
      <style:text-properties style:font-name="Arial"/>
    </style:style>
    <style:style style:name="T4" style:family="text" style:parent-style-name="ACRONYM">
      <style:text-properties style:font-name="Arial"/>
    </style:style>
    <style:style style:name="T5" style:family="text" style:parent-style-name="Q">
      <style:text-properties style:font-name="Arial"/>
    </style:style>
    <style:style style:name="T6" style:family="text" style:parent-style-name="ACRONYM">
      <style:text-properties style:font-name="Arial" fo:language="en" fo:country="none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weight="bold"/>
    </style:style>
    <style:style style:name="T10" style:family="text">
      <style:text-properties style:font-name="Arial" fo:font-weight="bold"/>
    </style:style>
    <style:style style:name="T11" style:family="text">
      <style:text-properties fo:font-weight="bold"/>
    </style:style>
    <style:style style:name="Sect1" style:family="section">
      <style:section-properties fo:margin-left="0mm" fo:margin-right="0mm" style:editable="false">
        <style:columns fo:column-count="0" fo:column-gap="0mm"/>
      </style:section-properties>
    </style:style>
    <text:list-style style:name="L1">
      <text:list-level-style-number text:level="1" style:num-format="">
        <style:list-level-properties text:min-label-distance="3.81mm"/>
      </text:list-level-style-number>
      <text:list-level-style-number text:level="2" style:num-format="">
        <style:list-level-properties text:min-label-distance="3.81mm"/>
      </text:list-level-style-number>
      <text:list-level-style-number text:level="3" style:num-format="">
        <style:list-level-properties text:min-label-distance="3.81mm"/>
      </text:list-level-style-number>
      <text:list-level-style-number text:level="4" style:num-format="">
        <style:list-level-properties text:min-label-distance="3.81mm"/>
      </text:list-level-style-number>
      <text:list-level-style-number text:level="5" style:num-format="">
        <style:list-level-properties text:min-label-distance="3.81mm"/>
      </text:list-level-style-number>
      <text:list-level-style-number text:level="6" style:num-format="">
        <style:list-level-properties text:min-label-distance="3.81mm"/>
      </text:list-level-style-number>
      <text:list-level-style-number text:level="7" style:num-format="">
        <style:list-level-properties text:min-label-distance="3.81mm"/>
      </text:list-level-style-number>
      <text:list-level-style-number text:level="8" style:num-format="">
        <style:list-level-properties text:min-label-distance="3.81mm"/>
      </text:list-level-style-number>
      <text:list-level-style-number text:level="9" style:num-format="">
        <style:list-level-properties text:min-label-distance="3.81mm"/>
      </text:list-level-style-number>
      <text:list-level-style-number text:level="10" style:num-format="">
        <style:list-level-properties text:min-label-distance="3.81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6.35mm" text:min-label-width="6.35m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2.7mm" text:min-label-width="6.35m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9.05mm" text:min-label-width="6.35m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5.4mm" text:min-label-width="6.35m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1.75mm" text:min-label-width="6.35m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8.1mm" text:min-label-width="6.35m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4.45mm" text:min-label-width="6.35m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0.8mm" text:min-label-width="6.35m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7.15mm" text:min-label-width="6.35m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3.5mm" text:min-label-width="6.35m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Автобиография на Георги Сотиров</text:h>
      <text:section text:style-name="Sect1" text:name="Menu">
        <text:h text:style-name="P2" text:outline-level="2">Информация за контакт<text:tab/></text:h>
      </text:section>
      <text:section text:style-name="Sect1" text:name="Content">
        <text:section text:style-name="Sect1" text:name="ContactDetails">
          <table:table table:name="ContactInfo" table:style-name="ContactInfo">
            <table:table-column table:style-name="ContactInfo.A"/>
            <table:table-column table:style-name="ContactInfo.B"/>
            <table:table-row>
              <table:table-cell table:style-name="ContactInfo.A1" office:value-type="string">
                <text:p text:style-name="P3">Пълно име:</text:p>
              </table:table-cell>
              <table:table-cell table:style-name="ContactInfo.B1" office:value-type="string">
                <text:p text:style-name="P4">Георги Димитров Сотиров</text:p>
              </table:table-cell>
            </table:table-row>
            <table:table-row>
              <table:table-cell table:style-name="ContactInfo.A1" office:value-type="string">
                <text:p text:style-name="P3">Страна:</text:p>
              </table:table-cell>
              <table:table-cell table:style-name="ContactInfo.B1" office:value-type="string">
                <text:p text:style-name="P4">България</text:p>
              </table:table-cell>
            </table:table-row>
            <table:table-row>
              <table:table-cell table:style-name="ContactInfo.A1" office:value-type="string">
                <text:p text:style-name="P3">Текущ адрес:</text:p>
              </table:table-cell>
              <table:table-cell table:style-name="ContactInfo.B1" office:value-type="string">
                <text:p text:style-name="P5">1784 София<text:line-break/>Младост 4</text:p>
                <text:p text:style-name="P6">(за повече, моля свържете се с мен)</text:p>
              </table:table-cell>
            </table:table-row>
            <table:table-row>
              <table:table-cell table:style-name="ContactInfo.A1" office:value-type="string">
                <text:p text:style-name="P3">Личен мобилен:</text:p>
              </table:table-cell>
              <table:table-cell table:style-name="ContactInfo.B1" office:value-type="string">
                <text:p text:style-name="P4">+359 88 837 18 17</text:p>
              </table:table-cell>
            </table:table-row>
            <table:table-row>
              <table:table-cell table:style-name="ContactInfo.A1" office:value-type="string">
                <text:p text:style-name="P3">Е-поща:</text:p>
              </table:table-cell>
              <table:table-cell table:style-name="ContactInfo.B1" office:value-type="string">
                <text:p text:style-name="Table_20_Contents"><text:a xlink:type="simple" xlink:href="mailto:Георги%20Сотиров%20%3Cgdsotirov@dir.bg%3E"><text:span text:style-name="T1">gdsotirov@dir.bg</text:span></text:a></text:p>
              </table:table-cell>
            </table:table-row>
            <table:table-row>
              <table:table-cell table:style-name="ContactInfo.A1" office:value-type="string">
                <text:p text:style-name="P3">Предпочитани начин за връзка:</text:p>
              </table:table-cell>
              <table:table-cell table:style-name="ContactInfo.B1" office:value-type="string">
                <text:p text:style-name="P4">Мобилен телефон</text:p>
              </table:table-cell>
            </table:table-row>
          </table:table>
        </text:section>
        <text:section text:style-name="Sect1" text:name="PersonalInfo">
          <text:h text:style-name="P7" text:outline-level="2">Лична информация<text:tab/></text:h>
          <table:table table:name="PersonalINfo" table:style-name="PersonalINfo">
            <table:table-column table:style-name="PersonalINfo.A"/>
            <table:table-column table:style-name="PersonalINfo.B"/>
            <table:table-row>
              <table:table-cell table:style-name="PersonalINfo.A1" office:value-type="string">
                <text:p text:style-name="P3">Рождена дата:</text:p>
              </table:table-cell>
              <table:table-cell table:style-name="PersonalINfo.B1" office:value-type="string">
                <text:p text:style-name="P4">19 Октомври 1979 г.</text:p>
              </table:table-cell>
            </table:table-row>
            <table:table-row>
              <table:table-cell table:style-name="PersonalINfo.A1" office:value-type="string">
                <text:p text:style-name="P3">Място на раждане:</text:p>
              </table:table-cell>
              <table:table-cell table:style-name="PersonalINfo.B1" office:value-type="string">
                <text:p text:style-name="P4">Дупница, България</text:p>
              </table:table-cell>
            </table:table-row>
            <table:table-row>
              <table:table-cell table:style-name="PersonalINfo.A1" office:value-type="string">
                <text:p text:style-name="P3">Вид работа:</text:p>
              </table:table-cell>
              <table:table-cell table:style-name="PersonalINfo.B1" office:value-type="string">
                <text:p text:style-name="P4">Непълен или пълен работен ден</text:p>
              </table:table-cell>
            </table:table-row>
            <table:table-row>
              <table:table-cell table:style-name="PersonalINfo.A1" office:value-type="string">
                <text:p text:style-name="P3">Шофьорска книжка:</text:p>
              </table:table-cell>
              <table:table-cell table:style-name="PersonalINfo.B1" office:value-type="string">
                <text:p text:style-name="P4">Да, действащ шофьор</text:p>
              </table:table-cell>
            </table:table-row>
            <table:table-row>
              <table:table-cell table:style-name="PersonalINfo.A1" office:value-type="string">
                <text:p text:style-name="P3">Военна служба:</text:p>
              </table:table-cell>
              <table:table-cell table:style-name="PersonalINfo.B1" office:value-type="string">
                <text:p text:style-name="P4">Завършена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 град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а страна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</table:table>
        </text:section>
        <text:section text:style-name="Sect1" text:name="Education">
          <text:h text:style-name="P8" text:outline-level="2">Образование<text:tab/></text:h>
          <text:section text:style-name="Sect1" text:name="Education-University">
            <text:h text:style-name="P9" text:outline-level="3">Университет</text:h>
            <table:table table:name="Education_University" table:style-name="Education_5f_University">
              <table:table-column table:style-name="Education_5f_University.A"/>
              <table:table-column table:style-name="Education_5f_University.B"/>
              <table:table-row>
                <table:table-cell table:style-name="Education_5f_University.A1" office:value-type="string">
                  <text:p text:style-name="P3">Име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"><text:span text:style-name="T1">Технически Университет - София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Факултет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fksu1.htm"><text:span text:style-name="T1">Факултет Компютърни системи и управление, Катедра "Компютърни системи"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Специалност:</text:p>
                </table:table-cell>
                <table:table-cell table:style-name="Education_5f_University.B1" office:value-type="string">
                  <text:p text:style-name="P4">Компютърни системи и технологии</text:p>
                </table:table-cell>
              </table:table-row>
              <table:table-row>
                <table:table-cell table:style-name="Education_5f_University.A1" office:value-type="string">
                  <text:p text:style-name="P3">Степен:</text:p>
                </table:table-cell>
                <table:table-cell table:style-name="Education_5f_University.B1" office:value-type="string">
                  <text:p text:style-name="P4">Бакалавър</text:p>
                </table:table-cell>
              </table:table-row>
              <table:table-row>
                <table:table-cell table:style-name="Education_5f_University.A1" office:value-type="string">
                  <text:p text:style-name="P3">Място:</text:p>
                </table:table-cell>
                <table:table-cell table:style-name="Education_5f_University.B1" office:value-type="string">
                  <text:p text:style-name="P4">София, България</text:p>
                </table:table-cell>
              </table:table-row>
              <table:table-row>
                <table:table-cell table:style-name="Education_5f_University.A1" office:value-type="string">
                  <text:p text:style-name="P3">Период:</text:p>
                </table:table-cell>
                <table:table-cell table:style-name="Education_5f_University.B1" office:value-type="string">
                  <text:p text:style-name="P4">Септември 1998 - Юни 2002</text:p>
                </table:table-cell>
              </table:table-row>
            </table:table>
          </text:section>
          <text:section text:style-name="Sect1" text:name="Education-HighSchool">
            <text:h text:style-name="P9" text:outline-level="3">Техникум</text:h>
            <table:table table:name="Education_HighSchool" table:style-name="Education_5f_HighSchool">
              <table:table-column table:style-name="Education_5f_HighSchool.A"/>
              <table:table-column table:style-name="Education_5f_HighSchool.B"/>
              <table:table-row>
                <table:table-cell table:style-name="Education_5f_HighSchool.A1" office:value-type="string">
                  <text:p text:style-name="P3">Име:</text:p>
                </table:table-cell>
                <table:table-cell table:style-name="Education_5f_HighSchool.B1" office:value-type="string">
                  <text:p text:style-name="Table_20_Contents"><text:span text:style-name="T2">Акад.</text:span><text:span text:style-name="T3"> </text:span><text:a xlink:type="simple" xlink:href="http://en.wikipedia.org/wiki/Sergei_Korolev"><text:span text:style-name="Q"><text:span text:style-name="T4">С.</text:span></text:span></text:a><text:a xlink:type="simple" xlink:href="http://en.wikipedia.org/wiki/Sergei_Korolev"><text:span text:style-name="T5"> </text:span></text:a><text:a xlink:type="simple" xlink:href="http://en.wikipedia.org/wiki/Sergei_Korolev"><text:span text:style-name="Q"><text:span text:style-name="T4">П.</text:span></text:span></text:a><text:a xlink:type="simple" xlink:href="http://en.wikipedia.org/wiki/Sergei_Korolev"><text:span text:style-name="T5"> Корольов</text:span></text:a></text:p>
                </table:table-cell>
              </table:table-row>
              <table:table-row>
                <table:table-cell table:style-name="Education_5f_HighSchool.A1" office:value-type="string">
                  <text:p text:style-name="P3">Специалност:</text:p>
                </table:table-cell>
                <table:table-cell table:style-name="Education_5f_HighSchool.B1" office:value-type="string">
                  <text:p text:style-name="P4">Електрообзавеждане на промишлени предприятия</text:p>
                </table:table-cell>
              </table:table-row>
              <table:table-row>
                <table:table-cell table:style-name="Education_5f_HighSchool.A1" office:value-type="string">
                  <text:p text:style-name="P3">Място:</text:p>
                </table:table-cell>
                <table:table-cell table:style-name="Education_5f_HighSchool.B1" office:value-type="string">
                  <text:p text:style-name="P4">Дупница, България</text:p>
                </table:table-cell>
              </table:table-row>
              <table:table-row>
                <table:table-cell table:style-name="Education_5f_HighSchool.A1" office:value-type="string">
                  <text:p text:style-name="P3">Период:</text:p>
                </table:table-cell>
                <table:table-cell table:style-name="Education_5f_HighSchool.B1" office:value-type="string">
                  <text:p text:style-name="P4">Септември 1994 - Май 1998</text:p>
                </table:table-cell>
              </table:table-row>
            </table:table>
          </text:section>
        </text:section>
        <text:section text:style-name="Sect1" text:name="Skills">
          <text:h text:style-name="P10" text:outline-level="2">Умения<text:tab/></text:h>
          <text:section text:style-name="Sect1" text:name="Skills-ProgrammingLanguages">
            <text:h text:style-name="P9" text:outline-level="3">Програмни езици</text:h>
            <table:table table:name="Skills-ProgrammingLanguages" table:style-name="Skills-ProgrammingLanguages">
              <table:table-column table:style-name="Skills-ProgrammingLanguages.A"/>
              <table:table-column table:style-name="Skills-ProgrammingLanguages.B"/>
              <table:table-column table:style-name="Skills-ProgrammingLanguages.C"/>
              <table:table-column table:style-name="Skills-ProgrammingLanguages.D"/>
              <table:table-row>
                <table:table-cell table:style-name="Skills-ProgrammingLanguages.A1" office:value-type="string">
                  <text:p text:style-name="P11">Умение</text:p>
                </table:table-cell>
                <table:table-cell table:style-name="Skills-ProgrammingLanguages.B1" office:value-type="string">
                  <text:p text:style-name="P11">Опит</text:p>
                </table:table-cell>
                <table:table-cell table:style-name="Skills-ProgrammingLanguages.B1" office:value-type="string">
                  <text:p text:style-name="P11">Къде</text:p>
                </table:table-cell>
                <table:table-cell table:style-name="Skills-ProgrammingLanguages.B1" office:value-type="string">
                  <text:p text:style-name="P11">Бележки</text:p>
                </table:table-cell>
              </table:table-row>
              <table:table-row>
                <table:table-cell table:style-name="Skills-ProgrammingLanguages.A1" office:value-type="string">
                  <text:p text:style-name="P4">C</text:p>
                </table:table-cell>
                <table:table-cell table:style-name="Skills-ProgrammingLanguages.B1" office:value-type="string">
                  <text:p text:style-name="P4">7 месеца</text:p>
                </table:table-cell>
                <table:table-cell table:style-name="Skills-Programming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1" office:value-type="string">
                  <text:p text:style-name="P4">Личен опит около 4 години</text:p>
                </table:table-cell>
              </table:table-row>
              <table:table-row>
                <table:table-cell table:style-name="Skills-ProgrammingLanguages.A1" office:value-type="string">
                  <text:p text:style-name="P4">C++</text:p>
                </table:table-cell>
                <table:table-cell table:style-name="Skills-ProgrammingLanguages.B1" office:value-type="string">
                  <text:p text:style-name="P4">7 месеца</text:p>
                </table:table-cell>
                <table:table-cell table:style-name="Skills-Programming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1" office:value-type="string">
                  <text:p text:style-name="P4">Личен опит около 3</text:p>
                </table:table-cell>
              </table:table-row>
              <table:table-row>
                <table:table-cell table:style-name="Skills-ProgrammingLanguages.A1" office:value-type="string">
                  <text:p text:style-name="P4">JavaScript®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P4">Pascal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Table_20_Contents"><text:span text:style-name="T6">Perl</text:span></text:p>
                </table:table-cell>
                <table:table-cell table:style-name="Skills-ProgrammingLanguages.B1" office:value-type="string">
                  <text:p text:style-name="P4">5 месеца</text:p>
                </table:table-cell>
                <table:table-cell table:style-name="Skills-ProgrammingLanguages.B1" office:value-type="string">
                  <text:p text:style-name="Table_20_Contents"><text:a xlink:type="simple" xlink:href="http://www.obs.bg/"><text:span text:style-name="T1">OBS BG</text:span></text:a><text:span text:style-name="T7">, </text:span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P12">PHP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P4">Prolog</text:p>
                </table:table-cell>
                <table:table-cell table:style-name="Skills-ProgrammingLanguages.B1" office:value-type="string">
                  <text:p text:style-name="P4">from July 2003</text:p>
                </table:table-cell>
                <table:table-cell table:style-name="Skills-ProgrammingLanguages.B1" office:value-type="string">
                  <text:p text:style-name="P12"><text:a xlink:type="simple" xlink:href="http://www.obs.bg/">OBS BG</text:a></text:p>
                </table:table-cell>
                <table:table-cell table:style-name="Skills-ProgrammingLanguages.B1" office:value-type="string">
                  <text:p text:style-name="Table_20_Contents"><text:a xlink:type="simple" xlink:href="http://gsotirov79.ddns.homelan.bg/%7Egsotirov/glossary.bg.html#GDL"><text:span text:style-name="T1">GDL</text:span></text:a><text:span text:style-name="T7">, </text:span><text:span text:style-name="T2">GNU</text:span><text:span text:style-name="T7"> Prolog</text:span></text:p>
                </table:table-cell>
              </table:table-row>
              <table:table-row>
                <table:table-cell table:style-name="Skills-ProgrammingLanguages.A1" office:value-type="string">
                  <text:p text:style-name="P4">Shell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4">Bash</text:p>
                </table:table-cell>
              </table:table-row>
            </table:table>
          </text:section>
          <text:section text:style-name="Sect1" text:name="Skills-MarkupLanguages">
            <text:h text:style-name="P9" text:outline-level="3">Тагови езици</text:h>
            <table:table table:name="Skills-MarkupLanguages" table:style-name="Skills-MarkupLanguages">
              <table:table-column table:style-name="Skills-MarkupLanguages.A"/>
              <table:table-column table:style-name="Skills-MarkupLanguages.B"/>
              <table:table-column table:style-name="Skills-MarkupLanguages.C"/>
              <table:table-column table:style-name="Skills-MarkupLanguages.D"/>
              <table:table-row>
                <table:table-cell table:style-name="Skills-MarkupLanguages.A1" office:value-type="string">
                  <text:p text:style-name="P11">Умение</text:p>
                </table:table-cell>
                <table:table-cell table:style-name="Skills-MarkupLanguages.B1" office:value-type="string">
                  <text:p text:style-name="P11">Опит</text:p>
                </table:table-cell>
                <table:table-cell table:style-name="Skills-MarkupLanguages.B1" office:value-type="string">
                  <text:p text:style-name="P11">Къде</text:p>
                </table:table-cell>
                <table:table-cell table:style-name="Skills-MarkupLanguages.B1" office:value-type="string">
                  <text:p text:style-name="P11">Бележки</text:p>
                </table:table-cell>
              </table:table-row>
              <table:table-row>
                <table:table-cell table:style-name="Skills-MarkupLanguages.A1" office:value-type="string">
                  <text:p text:style-name="P12">(X)HTML</text:p>
                </table:table-cell>
                <table:table-cell table:style-name="Skills-MarkupLanguages.B1" office:value-type="string">
                  <text:p text:style-name="P4">4 месеца</text:p>
                </table:table-cell>
                <table:table-cell table:style-name="Skills-Markup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MarkupLanguages.B1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MarkupLanguages.A1" office:value-type="string">
                  <text:p text:style-name="P12">XML</text:p>
                </table:table-cell>
                <table:table-cell table:style-name="Skills-MarkupLanguages.B1" office:value-type="string">
                  <text:p text:style-name="P4">Личен опит</text:p>
                </table:table-cell>
                <table:table-cell table:style-name="Skills-MarkupLanguages.B1" office:value-type="string">
                  <text:p text:style-name="P4">n/a</text:p>
                </table:table-cell>
                <table:table-cell table:style-name="Skills-MarkupLanguages.B1" office:value-type="string">
                  <text:p text:style-name="P12"/>
                </table:table-cell>
              </table:table-row>
            </table:table>
          </text:section>
          <text:section text:style-name="Sect1" text:name="Skills-StylesheetLanguages">
            <text:h text:style-name="P9" text:outline-level="3">Стилови езици</text:h>
            <table:table table:name="Skills-StyleLanguages" table:style-name="Skills-StyleLanguages">
              <table:table-column table:style-name="Skills-StyleLanguages.A"/>
              <table:table-column table:style-name="Skills-StyleLanguages.B"/>
              <table:table-column table:style-name="Skills-StyleLanguages.C"/>
              <table:table-column table:style-name="Skills-StyleLanguages.D"/>
              <table:table-row>
                <table:table-cell table:style-name="Skills-StyleLanguages.A1" office:value-type="string">
                  <text:p text:style-name="P11">Умение</text:p>
                </table:table-cell>
                <table:table-cell table:style-name="Skills-StyleLanguages.B1" office:value-type="string">
                  <text:p text:style-name="P11">Опит</text:p>
                </table:table-cell>
                <table:table-cell table:style-name="Skills-StyleLanguages.B1" office:value-type="string">
                  <text:p text:style-name="P11">Къде</text:p>
                </table:table-cell>
                <table:table-cell table:style-name="Skills-StyleLanguages.B1" office:value-type="string">
                  <text:p text:style-name="P11">Бележки</text:p>
                </table:table-cell>
              </table:table-row>
              <table:table-row>
                <table:table-cell table:style-name="Skills-StyleLanguages.A1" office:value-type="string">
                  <text:p text:style-name="P12">CSS</text:p>
                </table:table-cell>
                <table:table-cell table:style-name="Skills-StyleLanguages.B1" office:value-type="string">
                  <text:p text:style-name="P4">4 месеца</text:p>
                </table:table-cell>
                <table:table-cell table:style-name="Skills-Style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StyleLanguages.B1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StyleLanguages.A1" office:value-type="string">
                  <text:p text:style-name="P12">XSL</text:p>
                </table:table-cell>
                <table:table-cell table:style-name="Skills-StyleLanguages.B1" office:value-type="string">
                  <text:p text:style-name="P4">Личен опит</text:p>
                </table:table-cell>
                <table:table-cell table:style-name="Skills-StyleLanguages.B1" office:value-type="string">
                  <text:p text:style-name="P4"/>
                </table:table-cell>
                <table:table-cell table:style-name="Skills-StyleLanguages.B1" office:value-type="string">
                  <text:p text:style-name="P4"/>
                </table:table-cell>
              </table:table-row>
            </table:table>
          </text:section>
          <text:section text:style-name="Sect1" text:name="Skills-IDE">
            <text:h text:style-name="P9" text:outline-level="3">Среди за разработка</text:h>
            <table:table table:name="Skills-IDE" table:style-name="Skills-IDE">
              <table:table-column table:style-name="Skills-IDE.A"/>
              <table:table-column table:style-name="Skills-IDE.B"/>
              <table:table-column table:style-name="Skills-IDE.C"/>
              <table:table-column table:style-name="Skills-IDE.D"/>
              <table:table-row>
                <table:table-cell table:style-name="Skills-IDE.A1" office:value-type="string">
                  <text:p text:style-name="P11">Умение</text:p>
                </table:table-cell>
                <table:table-cell table:style-name="Skills-IDE.B1" office:value-type="string">
                  <text:p text:style-name="P11">Опит</text:p>
                </table:table-cell>
                <table:table-cell table:style-name="Skills-IDE.B1" office:value-type="string">
                  <text:p text:style-name="P11">Къде</text:p>
                </table:table-cell>
                <table:table-cell table:style-name="Skills-IDE.B1" office:value-type="string">
                  <text:p text:style-name="P11">Бележки</text:p>
                </table:table-cell>
              </table:table-row>
              <table:table-row>
                <table:table-cell table:style-name="Skills-IDE.A1" office:value-type="string">
                  <text:p text:style-name="P4">Borland® C++Builder™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12"/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Borland® Delphi™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12"/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GraphTalk™ Developer</text:p>
                </table:table-cell>
                <table:table-cell table:style-name="Skills-IDE.B1" office:value-type="string">
                  <text:p text:style-name="P4">2 години</text:p>
                </table:table-cell>
                <table:table-cell table:style-name="Skills-IDE.B1" office:value-type="string">
                  <text:p text:style-name="P12"><text:a xlink:type="simple" xlink:href="http://www.obs.bg/">OBS BG</text:a></text:p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KDevelop (Gideon)</text:p>
                </table:table-cell>
                <table:table-cell table:style-name="Skills-IDE.B1" office:value-type="string">
                  <text:p text:style-name="P4">4 месеца</text:p>
                </table:table-cell>
                <table:table-cell table:style-name="Skills-IDE.B1" office:value-type="string">
                  <text:p text:style-name="P12"><text:a xlink:type="simple" xlink:href="http://gsotirov79.ddns.homelan.bg/%7Egsotirov/cv/cv.bg.html#Xpeqt"><text:span text:style-name="T1">Xpeqt</text:span></text:a></text:p>
                </table:table-cell>
                <table:table-cell table:style-name="Skills-IDE.B1" office:value-type="string">
                  <text:p text:style-name="P12">Личен опит</text:p>
                </table:table-cell>
              </table:table-row>
              <table:table-row>
                <table:table-cell table:style-name="Skills-IDE.A1" office:value-type="string">
                  <text:p text:style-name="P4">Microsoft® VisualC++®</text:p>
                </table:table-cell>
                <table:table-cell table:style-name="Skills-IDE.B1" office:value-type="string">
                  <text:p text:style-name="P4">4 месеца</text:p>
                </table:table-cell>
                <table:table-cell table:style-name="Skills-IDE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IDE.B1" office:value-type="string">
                  <text:p text:style-name="P4">Личен опит 1 година</text:p>
                </table:table-cell>
              </table:table-row>
              <table:table-row>
                <table:table-cell table:style-name="Skills-IDE.A1" office:value-type="string">
                  <text:p text:style-name="P4">Turbo® C/C++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4">n/a</text:p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Turbo® Pascal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4">n/a</text:p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Watcom™ C/C++</text:p>
                </table:table-cell>
                <table:table-cell table:style-name="Skills-IDE.B1" office:value-type="string">
                  <text:p text:style-name="P4">7 месеца</text:p>
                </table:table-cell>
                <table:table-cell table:style-name="Skills-IDE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IDE.B1" office:value-type="string">
                  <text:p text:style-name="P12"/>
                </table:table-cell>
              </table:table-row>
            </table:table>
          </text:section>
          <text:section text:style-name="Sect1" text:name="Skills-DevelopmentTools">
            <text:h text:style-name="P9" text:outline-level="3">Инструменти за разработка</text:h>
            <table:table table:name="Skills-DevelopmentTools" table:style-name="Skills-DevelopmentTools">
              <table:table-column table:style-name="Skills-DevelopmentTools.A"/>
              <table:table-column table:style-name="Skills-DevelopmentTools.B"/>
              <table:table-column table:style-name="Skills-DevelopmentTools.C"/>
              <table:table-column table:style-name="Skills-DevelopmentTools.D"/>
              <table:table-row>
                <table:table-cell table:style-name="Skills-DevelopmentTools.A1" office:value-type="string">
                  <text:p text:style-name="P11">Умение</text:p>
                </table:table-cell>
                <table:table-cell table:style-name="Skills-DevelopmentTools.B1" office:value-type="string">
                  <text:p text:style-name="P11">Опит</text:p>
                </table:table-cell>
                <table:table-cell table:style-name="Skills-DevelopmentTools.B1" office:value-type="string">
                  <text:p text:style-name="P11">Къде</text:p>
                </table:table-cell>
                <table:table-cell table:style-name="Skills-DevelopmentTools.B1" office:value-type="string">
                  <text:p text:style-name="P11">Бележки</text:p>
                </table:table-cell>
              </table:table-row>
              <table:table-row>
                <table:table-cell table:style-name="Skills-DevelopmentTools.A1" office:value-type="string">
                  <text:p text:style-name="P4">Bugzilla</text:p>
                </table:table-cell>
                <table:table-cell table:style-name="Skills-DevelopmentTools.B1" office:value-type="string">
                  <text:p text:style-name="P4">Личен опит</text:p>
                </table:table-cell>
                <table:table-cell table:style-name="Skills-DevelopmentTools.B1" office:value-type="string">
                  <text:p text:style-name="P4">n/a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bugzilla/"><text:span text:style-name="T1">sotirov.net's Bugzilla</text:span></text:a></text:p>
                </table:table-cell>
              </table:table-row>
              <table:table-row>
                <table:table-cell table:style-name="Skills-DevelopmentTools.A1" office:value-type="string">
                  <text:p text:style-name="P12">CVS</text:p>
                </table:table-cell>
                <table:table-cell table:style-name="Skills-DevelopmentTools.B1" office:value-type="string">
                  <text:p text:style-name="P4">3 месеца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cgi-bin/cvsweb/cvsweb.cgi/"><text:span text:style-name="T1">sotirov.net's Public CVS</text:span></text:a></text:p>
                </table:table-cell>
              </table:table-row>
              <table:table-row>
                <table:table-cell table:style-name="Skills-DevelopmentTools.A1" office:value-type="string">
                  <text:p text:style-name="P4">make, gmake</text:p>
                </table:table-cell>
                <table:table-cell table:style-name="Skills-DevelopmentTools.B1" office:value-type="string">
                  <text:p text:style-name="P4">3 месеца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DevelopmentTools.B1" office:value-type="string">
                  <text:p text:style-name="P13"/>
                </table:table-cell>
              </table:table-row>
            </table:table>
          </text:section>
          <text:section text:style-name="Sect1" text:name="Skills-DataBase_And_Modeling">
            <text:p text:style-name="Standard"/>
            <text:h text:style-name="P9" text:outline-level="3">Бази данни и моделиране</text:h>
            <table:table table:name="Skills-Database_And_Modeling" table:style-name="Skills-Database_5f_And_5f_Modeling">
              <table:table-column table:style-name="Skills-Database_5f_And_5f_Modeling.A"/>
              <table:table-column table:style-name="Skills-Database_5f_And_5f_Modeling.B"/>
              <table:table-column table:style-name="Skills-Database_5f_And_5f_Modeling.C"/>
              <table:table-column table:style-name="Skills-Database_5f_And_5f_Modeling.D"/>
              <table:table-row>
                <table:table-cell table:style-name="Skills-Database_5f_And_5f_Modeling.A1" office:value-type="string">
                  <text:p text:style-name="P11">Умение</text:p>
                </table:table-cell>
                <table:table-cell table:style-name="Skills-Database_5f_And_5f_Modeling.B1" office:value-type="string">
                  <text:p text:style-name="P11">Опит</text:p>
                </table:table-cell>
                <table:table-cell table:style-name="Skills-Database_5f_And_5f_Modeling.B1" office:value-type="string">
                  <text:p text:style-name="P11">Къде</text:p>
                </table:table-cell>
                <table:table-cell table:style-name="Skills-Database_5f_And_5f_Modeling.B1" office:value-type="string">
                  <text:p text:style-name="P11">Бележки</text:p>
                </table:table-cell>
              </table:table-row>
              <table:table-row>
                <table:table-cell table:style-name="Skills-Database_5f_And_5f_Modeling.A1" office:value-type="string">
                  <text:p text:style-name="P12">SQL</text:p>
                </table:table-cell>
                <table:table-cell table:style-name="Skills-Database_5f_And_5f_Modeling.B1" office:value-type="string">
                  <text:p text:style-name="P4">Личен опит</text:p>
                </table:table-cell>
                <table:table-cell table:style-name="Skills-Database_5f_And_5f_Modeling.B1" office:value-type="string">
                  <text:p text:style-name="P4">n/a</text:p>
                </table:table-cell>
                <table:table-cell table:style-name="Skills-Database_5f_And_5f_Modeling.B1" office:value-type="string">
                  <text:p text:style-name="P12"/>
                </table:table-cell>
              </table:table-row>
              <table:table-row>
                <table:table-cell table:style-name="Skills-Database_5f_And_5f_Modeling.A1" office:value-type="string">
                  <text:p text:style-name="P4">MySQL</text:p>
                </table:table-cell>
                <table:table-cell table:style-name="Skills-Database_5f_And_5f_Modeling.B1" office:value-type="string">
                  <text:p text:style-name="P4">Личен опит</text:p>
                </table:table-cell>
                <table:table-cell table:style-name="Skills-Database_5f_And_5f_Modeling.B1" office:value-type="string">
                  <text:p text:style-name="P4">n/a</text:p>
                </table:table-cell>
                <table:table-cell table:style-name="Skills-Database_5f_And_5f_Modeling.B1" office:value-type="string">
                  <text:p text:style-name="P12"/>
                </table:table-cell>
              </table:table-row>
            </table:table>
          </text:section>
          <text:section text:style-name="Sect1" text:name="Skills-OperatingSystems">
            <text:h text:style-name="P9" text:outline-level="3">Операционни системи</text:h>
            <table:table table:name="Skills-OS" table:style-name="Skills-OS">
              <table:table-column table:style-name="Skills-OS.A"/>
              <table:table-column table:style-name="Skills-OS.B"/>
              <table:table-column table:style-name="Skills-OS.C"/>
              <table:table-column table:style-name="Skills-OS.D"/>
              <table:table-row>
                <table:table-cell table:style-name="Skills-OS.A1" office:value-type="string">
                  <text:p text:style-name="P11">Умение</text:p>
                </table:table-cell>
                <table:table-cell table:style-name="Skills-OS.B1" office:value-type="string">
                  <text:p text:style-name="P11">Опит</text:p>
                </table:table-cell>
                <table:table-cell table:style-name="Skills-OS.B1" office:value-type="string">
                  <text:p text:style-name="P11">Къде</text:p>
                </table:table-cell>
                <table:table-cell table:style-name="Skills-OS.B1" office:value-type="string">
                  <text:p text:style-name="P11">Бележки</text:p>
                </table:table-cell>
              </table:table-row>
              <table:table-row>
                <table:table-cell table:style-name="Skills-OS.A1" office:value-type="string">
                  <text:p text:style-name="P4">Linux</text:p>
                </table:table-cell>
                <table:table-cell table:style-name="Skills-OS.B1" office:value-type="string">
                  <text:p text:style-name="P4">3 years</text:p>
                </table:table-cell>
                <table:table-cell table:style-name="Skills-OS.B1" office:value-type="string">
                  <text:p text:style-name="Table_20_Contents"><text:a xlink:type="simple" xlink:href="http://www.obs.bg/"><text:span text:style-name="T8">OBS BG</text:span></text:a><text:span text:style-name="T7">, </text:span><text:a xlink:type="simple" xlink:href="http://gsotirov79.ddns.homelan.bg/%7Egsotirov/cv/cv.bg.html#Xpeqt"><text:span text:style-name="T1">Xpeqt</text:span></text:a></text:p>
                </table:table-cell>
                <table:table-cell table:style-name="Skills-OS.B1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OS.A1" office:value-type="string">
                  <text:p text:style-name="P4">Windows</text:p>
                </table:table-cell>
                <table:table-cell table:style-name="Skills-OS.B1" office:value-type="string">
                  <text:p text:style-name="P4">3 years</text:p>
                </table:table-cell>
                <table:table-cell table:style-name="Skills-OS.B1" office:value-type="string">
                  <text:p text:style-name="Table_20_Contents"><text:a xlink:type="simple" xlink:href="http://www.obs.bg/"><text:span text:style-name="T8">OBS BG</text:span></text:a><text:span text:style-name="T7">, </text:span><text:a xlink:type="simple" xlink:href="http://gsotirov79.ddns.homelan.bg/%7Egsotirov/cv/cv.bg.html#Xpeqt"><text:span text:style-name="T1">Xpeqt</text:span></text:a><text:span text:style-name="T7">, </text:span><text:a xlink:type="simple" xlink:href="http://www.bitex.com/"><text:span text:style-name="T8">BIT</text:span></text:a></text:p>
                </table:table-cell>
                <table:table-cell table:style-name="Skills-OS.B1" office:value-type="string">
                  <text:p text:style-name="P4">Личен опит 5 години</text:p>
                </table:table-cell>
              </table:table-row>
            </table:table>
          </text:section>
          <text:section text:style-name="Sect1" text:name="Skills-CommunicationInterfaces">
            <text:h text:style-name="P9" text:outline-level="3">Интерфейси за връзка</text:h>
            <table:table table:name="Skills-CommunicationInterfaces" table:style-name="Skills-CommunicationInterfaces">
              <table:table-column table:style-name="Skills-CommunicationInterfaces.A"/>
              <table:table-column table:style-name="Skills-CommunicationInterfaces.B"/>
              <table:table-column table:style-name="Skills-CommunicationInterfaces.C"/>
              <table:table-column table:style-name="Skills-CommunicationInterfaces.D"/>
              <table:table-row>
                <table:table-cell table:style-name="Skills-CommunicationInterfaces.A1" office:value-type="string">
                  <text:p text:style-name="P11">Умение</text:p>
                </table:table-cell>
                <table:table-cell table:style-name="Skills-CommunicationInterfaces.B1" office:value-type="string">
                  <text:p text:style-name="P11">Опит</text:p>
                </table:table-cell>
                <table:table-cell table:style-name="Skills-CommunicationInterfaces.B1" office:value-type="string">
                  <text:p text:style-name="P11">Къде</text:p>
                </table:table-cell>
                <table:table-cell table:style-name="Skills-CommunicationInterfaces.B1" office:value-type="string">
                  <text:p text:style-name="P11">Бележки</text:p>
                </table:table-cell>
              </table:table-row>
              <table:table-row>
                <table:table-cell table:style-name="Skills-CommunicationInterfaces.A1" office:value-type="string">
                  <text:p text:style-name="Table_20_Contents"><text:a xlink:type="simple" xlink:href="http://gsotirov79.ddns.homelan.bg/%7Egsotirov/glossary.bg.html#DeviceNet"><text:span text:style-name="T1">DeviceNet™</text:span></text:a></text:p>
                </table:table-cell>
                <table:table-cell table:style-name="Skills-CommunicationInterfaces.B1" office:value-type="string">
                  <text:p text:style-name="P4">7 месеца</text:p>
                </table:table-cell>
                <table:table-cell table:style-name="Skills-CommunicationInterfac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CommunicationInterfaces.B1" office:value-type="string">
                  <text:p text:style-name="P12"/>
                </table:table-cell>
              </table:table-row>
              <table:table-row>
                <table:table-cell table:style-name="Skills-CommunicationInterfaces.A1" office:value-type="string">
                  <text:p text:style-name="P12">SNMP</text:p>
                </table:table-cell>
                <table:table-cell table:style-name="Skills-CommunicationInterfaces.B1" office:value-type="string">
                  <text:p text:style-name="P12">3 месеца</text:p>
                </table:table-cell>
                <table:table-cell table:style-name="Skills-CommunicationInterfaces.B1" office:value-type="string">
                  <text:p text:style-name="P12"><text:a xlink:type="simple" xlink:href="http://www.bitex.com/">BIT</text:a></text:p>
                </table:table-cell>
                <table:table-cell table:style-name="Skills-CommunicationInterfaces.B1" office:value-type="string">
                  <text:p text:style-name="P12"/>
                </table:table-cell>
              </table:table-row>
              <table:table-row>
                <table:table-cell table:style-name="Skills-CommunicationInterfaces.A1" office:value-type="string">
                  <text:p text:style-name="P4">TCP/IP</text:p>
                </table:table-cell>
                <table:table-cell table:style-name="Skills-CommunicationInterfaces.B1" office:value-type="string">
                  <text:p text:style-name="P4">Личен опит</text:p>
                </table:table-cell>
                <table:table-cell table:style-name="Skills-CommunicationInterfaces.B1" office:value-type="string">
                  <text:p text:style-name="P4">n/a</text:p>
                </table:table-cell>
                <table:table-cell table:style-name="Skills-CommunicationInterfaces.B1" office:value-type="string">
                  <text:p text:style-name="P12"/>
                </table:table-cell>
              </table:table-row>
            </table:table>
          </text:section>
          <text:section text:style-name="Sect1" text:name="Skills-SpokenLanguages">
            <text:h text:style-name="P9" text:outline-level="3">Езици</text:h>
            <table:table table:name="Skills-SpokenLanguages" table:style-name="Skills-SpokenLanguages">
              <table:table-column table:style-name="Skills-SpokenLanguages.A"/>
              <table:table-column table:style-name="Skills-SpokenLanguages.B"/>
              <table:table-column table:style-name="Skills-SpokenLanguages.C"/>
              <table:table-column table:style-name="Skills-SpokenLanguages.D"/>
              <table:table-row>
                <table:table-cell table:style-name="Skills-SpokenLanguages.A1" office:value-type="string">
                  <text:p text:style-name="P11">Умение</text:p>
                </table:table-cell>
                <table:table-cell table:style-name="Skills-SpokenLanguages.B1" office:value-type="string">
                  <text:p text:style-name="P11">Опит</text:p>
                </table:table-cell>
                <table:table-cell table:style-name="Skills-SpokenLanguages.B1" office:value-type="string">
                  <text:p text:style-name="P11">Къде</text:p>
                </table:table-cell>
                <table:table-cell table:style-name="Skills-SpokenLanguages.B1" office:value-type="string">
                  <text:p text:style-name="P11">Бележки</text:p>
                </table:table-cell>
              </table:table-row>
              <table:table-row>
                <table:table-cell table:style-name="Skills-SpokenLanguages.A1" office:value-type="string">
                  <text:p text:style-name="P4">Български</text:p>
                </table:table-cell>
                <table:table-cell table:style-name="Skills-SpokenLanguages.B1" office:value-type="string">
                  <text:p text:style-name="P4">n/a</text:p>
                </table:table-cell>
                <table:table-cell table:style-name="Skills-SpokenLanguages.B1" office:value-type="string">
                  <text:p text:style-name="P4">n/a</text:p>
                </table:table-cell>
                <table:table-cell table:style-name="Skills-SpokenLanguages.B1" office:value-type="string">
                  <text:p text:style-name="P4">Майчин език</text:p>
                </table:table-cell>
              </table:table-row>
              <table:table-row>
                <table:table-cell table:style-name="Skills-SpokenLanguages.A1" office:value-type="string">
                  <text:p text:style-name="P4">Английски</text:p>
                </table:table-cell>
                <table:table-cell table:style-name="Skills-SpokenLanguages.B1" office:value-type="string">
                  <text:p text:style-name="P4">5 години</text:p>
                </table:table-cell>
                <table:table-cell table:style-name="Skills-SpokenLanguages.B1" office:value-type="string">
                  <text:p text:style-name="Table_20_Contents"><text:a xlink:type="simple" xlink:href="http://gsotirov79.ddns.homelan.bg/%7Egsotirov/cv/cv.bg.html#Xpeqt"><text:span text:style-name="T1">Xpeqt</text:span></text:a><text:span text:style-name="T7">, </text:span><text:a xlink:type="simple" xlink:href="http://www.bitex.com/"><text:span text:style-name="T8">BIT</text:span></text:a></text:p>
                </table:table-cell>
                <table:table-cell table:style-name="Skills-SpokenLanguages.B1" office:value-type="string">
                  <text:p text:style-name="P12"/>
                </table:table-cell>
              </table:table-row>
            </table:table>
          </text:section>
        </text:section>
        <text:section text:style-name="Sect1" text:name="AdditionlQualifications">
          <text:h text:style-name="P7" text:outline-level="2">Допълнителни квалификации<text:tab/></text:h>
          <text:h text:style-name="P9" text:outline-level="3">Юли 2003 - Август 2003</text:h>
          <table:table table:name="AdditionalQualifications" table:style-name="AdditionalQualifications">
            <table:table-column table:style-name="AdditionalQualifications.A"/>
            <table:table-column table:style-name="AdditionalQualifications.B"/>
            <table:table-row>
              <table:table-cell table:style-name="AdditionalQualifications.A1" office:value-type="string">
                <text:p text:style-name="P3">Наименование:</text:p>
              </table:table-cell>
              <table:table-cell table:style-name="AdditionalQualifications.B1" office:value-type="string">
                <text:p text:style-name="Table_20_Contents"><text:span text:style-name="T9">Разработчик на </text:span><text:a xlink:type="simple" xlink:href="http://gsotirov79.ddns.homelan.bg/%7Egsotirov/glossary.bg..html#GT"><text:span text:style-name="T10">GraphTalk</text:span></text:a><text:span text:style-name="T9"> и </text:span><text:a xlink:type="simple" xlink:href="http://gsotirov79.ddns.homelan.bg/%7Egsotirov/glossary.bg.html#GTAIA"><text:span text:style-name="T10">A.I.A</text:span></text:a></text:p>
              </table:table-cell>
            </table:table-row>
            <table:table-row>
              <table:table-cell table:style-name="AdditionalQualifications.A1" office:value-type="string">
                <text:p text:style-name="P3">Фирма:</text:p>
              </table:table-cell>
              <table:table-cell table:style-name="AdditionalQualifications.B1" office:value-type="string">
                <text:p text:style-name="Table_20_Contents"><text:a xlink:type="simple" xlink:href="http://www.csc.com/"><text:span text:style-name="T1">Computer Sciences Corporation</text:span></text:a></text:p>
              </table:table-cell>
            </table:table-row>
            <table:table-row>
              <table:table-cell table:style-name="AdditionalQualifications.A1" office:value-type="string">
                <text:p text:style-name="P3">Описание:</text:p>
              </table:table-cell>
              <table:table-cell table:style-name="AdditionalQualifications.B1" office:value-type="string">
                <text:p text:style-name="Table_20_Contents"><text:span text:style-name="T7">Курса подготвя обучаващите се за работа с </text:span><text:a xlink:type="simple" xlink:href="http://gsotirov79.ddns.homelan.bg/%7Egsotirov/glossary.bg..html#GT"><text:span text:style-name="T1">GraphTalk Developer</text:span></text:a><text:span text:style-name="T7"> и ги въвежда в разработването за </text:span><text:a xlink:type="simple" xlink:href="http://gsotirov79.ddns.homelan.bg/%7Egsotirov/glossary.bg.html#GTAIA"><text:span text:style-name="T1">GraphTalk A.I.A</text:span></text:a><text:span text:style-name="T7">. </text:span></text:p>
              </table:table-cell>
            </table:table-row>
          </table:table>
        </text:section>
        <text:section text:style-name="Sect1" text:name="EmploymentHistory">
          <text:h text:style-name="P7" text:outline-level="2">Трудов опит<text:tab/></text:h>
          <text:h text:style-name="P9" text:outline-level="3"><text:bookmark text:name="OBS"/>Юли 2003 - до сега</text:h>
          <table:table table:name="EmploymentHistory3" table:style-name="EmploymentHistory3">
            <table:table-column table:style-name="EmploymentHistory3.A"/>
            <table:table-column table:style-name="EmploymentHistory3.B"/>
            <table:table-row>
              <table:table-cell table:style-name="EmploymentHistory3.A1" office:value-type="string">
                <text:p text:style-name="P3">Длъжност:</text:p>
              </table:table-cell>
              <table:table-cell table:style-name="EmploymentHistory3.B1" office:value-type="string">
                <text:p text:style-name="P14">Разработчик на програмно осигуряване</text:p>
              </table:table-cell>
            </table:table-row>
            <table:table-row>
              <table:table-cell table:style-name="EmploymentHistory3.A1" office:value-type="string">
                <text:p text:style-name="P3">Фирма:</text:p>
              </table:table-cell>
              <table:table-cell table:style-name="EmploymentHistory3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EmploymentHistory3.A1" office:value-type="string">
                <text:p text:style-name="P3">Място:</text:p>
              </table:table-cell>
              <table:table-cell table:style-name="EmploymentHistory3.B1" office:value-type="string">
                <text:p text:style-name="P4">София, България</text:p>
              </table:table-cell>
            </table:table-row>
            <table:table-row>
              <table:table-cell table:style-name="EmploymentHistory3.A1" office:value-type="string">
                <text:p text:style-name="P3">Размер на екипа:</text:p>
              </table:table-cell>
              <table:table-cell table:style-name="EmploymentHistory3.B1" office:value-type="string">
                <text:p text:style-name="P4">между 5 и 20 души</text:p>
              </table:table-cell>
            </table:table-row>
            <table:table-row>
              <table:table-cell table:style-name="EmploymentHistory3.A1" office:value-type="string">
                <text:p text:style-name="P3">Задължения:</text:p>
              </table:table-cell>
              <table:table-cell table:style-name="EmploymentHistory3.B1" office:value-type="string">
                <text:p text:style-name="P4">Разработване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Xpeqt"/>Май 2002 - Януари 2003</text:h>
          <table:table table:name="EmploymentHistory2" table:style-name="EmploymentHistory2">
            <table:table-column table:style-name="EmploymentHistory2.A"/>
            <table:table-column table:style-name="EmploymentHistory2.B"/>
            <table:table-row>
              <table:table-cell table:style-name="EmploymentHistory2.A1" office:value-type="string">
                <text:p text:style-name="P3">Длъжност:</text:p>
              </table:table-cell>
              <table:table-cell table:style-name="EmploymentHistory2.B1" office:value-type="string">
                <text:p text:style-name="P14">Програмист на C/C++</text:p>
              </table:table-cell>
            </table:table-row>
            <table:table-row>
              <table:table-cell table:style-name="EmploymentHistory2.A1" office:value-type="string">
                <text:p text:style-name="P3">Фирма:</text:p>
              </table:table-cell>
              <table:table-cell table:style-name="EmploymentHistory2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EmploymentHistory2.A1" office:value-type="string">
                <text:p text:style-name="P3">Място:</text:p>
              </table:table-cell>
              <table:table-cell table:style-name="EmploymentHistory2.B1" office:value-type="string">
                <text:p text:style-name="P4">София, България</text:p>
              </table:table-cell>
            </table:table-row>
            <table:table-row>
              <table:table-cell table:style-name="EmploymentHistory2.A1" office:value-type="string">
                <text:p text:style-name="P3">Размер на екипа:</text:p>
              </table:table-cell>
              <table:table-cell table:style-name="EmploymentHistory2.B1" office:value-type="string">
                <text:p text:style-name="P4">5-25 души</text:p>
              </table:table-cell>
            </table:table-row>
            <table:table-row>
              <table:table-cell table:style-name="EmploymentHistory2.A1" office:value-type="string">
                <text:p text:style-name="P3">Задължения:</text:p>
              </table:table-cell>
              <table:table-cell table:style-name="EmploymentHistory2.B1" office:value-type="string">
                <text:p text:style-name="Table_20_Contents"><text:span text:style-name="T7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><text:span text:style-name="T1">DeviceNet™</text:span></text:a><text:span text:style-name="T7"> устройства.</text:span></text:p>
              </table:table-cell>
            </table:table-row>
            <table:table-row>
              <table:table-cell table:style-name="EmploymentHistory2.A1" office:value-type="string">
                <text:p text:style-name="P3">Причина за напускане:</text:p>
              </table:table-cell>
              <table:table-cell table:style-name="EmploymentHistory2.B1" office:value-type="string">
                <text:p text:style-name="P4">Съкращаване на персонала поради намаляване на работата.</text:p>
              </table:table-cell>
            </table:table-row>
          </table:table>
          <text:h text:style-name="P9" text:outline-level="3"><text:bookmark text:name="BIT"/>Септември 2001 - Март 2002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3">Длъжност:</text:p>
              </table:table-cell>
              <table:table-cell table:style-name="Table1.B1" office:value-type="string">
                <text:p text:style-name="P14">Технически сътрудник</text:p>
              </table:table-cell>
            </table:table-row>
            <table:table-row>
              <table:table-cell table:style-name="Table1.A1" office:value-type="string">
                <text:p text:style-name="P3">Фирма:</text:p>
              </table:table-cell>
              <table:table-cell table:style-name="Table1.B1" office:value-type="string">
                <text:p text:style-name="Table_20_Contents"><text:a xlink:type="simple" xlink:href="http://www.bitex.com/"><text:span text:style-name="T1">Български Информационни Технологии</text:span></text:a></text:p>
              </table:table-cell>
            </table:table-row>
            <table:table-row>
              <table:table-cell table:style-name="Table1.A1" office:value-type="string">
                <text:p text:style-name="P3">Място:</text:p>
              </table:table-cell>
              <table:table-cell table:style-name="Table1.B1" office:value-type="string">
                <text:p text:style-name="P4">София, България</text:p>
              </table:table-cell>
            </table:table-row>
            <table:table-row>
              <table:table-cell table:style-name="Table1.A1" office:value-type="string">
                <text:p text:style-name="P3">Размер на екипа:</text:p>
              </table:table-cell>
              <table:table-cell table:style-name="Table1.B1" office:value-type="string">
                <text:p text:style-name="P4">8 души</text:p>
              </table:table-cell>
            </table:table-row>
            <table:table-row>
              <table:table-cell table:style-name="Table1.A1" office:value-type="string">
                <text:p text:style-name="P3">Задължения:</text:p>
              </table:table-cell>
              <table:table-cell table:style-name="Table1.B1" office:value-type="string">
                <text:p text:style-name="P4">Оказване на техническа помощ на клиентите на фирмата и писане на Perl скриптове за сървърите на фирмата.</text:p>
              </table:table-cell>
            </table:table-row>
          </table:table>
        </text:section>
        <text:section text:style-name="Sect1" text:name="SampleProjects">
          <text:h text:style-name="P2" text:outline-level="2">Примерни проекти<text:tab/></text:h>
          <text:h text:style-name="P9" text:outline-level="3"><text:bookmark text:name="EP-12"/>Юни 2002 - Септември 2002</text:h>
          <table:table table:name="SampleProjects1" table:style-name="SampleProjects1">
            <table:table-column table:style-name="SampleProjects1.A"/>
            <table:table-column table:style-name="SampleProjects1.B"/>
            <table:table-row>
              <table:table-cell table:style-name="SampleProjects1.A1" office:value-type="string">
                <text:p text:style-name="P4">Име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cv/doc/ep12.pdf"><text:span text:style-name="T10">EP-12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:</text:p>
              </table:table-cell>
              <table:table-cell table:style-name="SampleProjects1.B1" office:value-type="string">
                <text:p text:style-name="P4">EP-12 е Имерител на шупливост чрез елипсометрия и има възможността да измерва пластини с диаметър 200 и 300 мм.</text:p>
              </table:table-cell>
            </table:table-row>
            <table:table-row>
              <table:table-cell table:style-name="SampleProjects1.A1" office:value-type="string">
                <text:p text:style-name="P4">Продължителност:</text:p>
              </table:table-cell>
              <table:table-cell table:style-name="SampleProjects1.B1" office:value-type="string">
                <text:p text:style-name="P4">4 месеца</text:p>
              </table:table-cell>
            </table:table-row>
            <table:table-row>
              <table:table-cell table:style-name="SampleProjects1.A1" office:value-type="string">
                <text:p text:style-name="P4">Използвани технологии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glossary.bg.html#EllipsometricPorosimetry"><text:span text:style-name="T1">Измерване на шупливост чрез елипсометрия</text:span></text:a><text:span text:style-name="T7">, </text:span><text:a xlink:type="simple" xlink:href="http://gsotirov79.ddns.homelan.bg/%7Egsotirov/glossary.bg.html#DeviceNet"><text:span text:style-name="T1">DeviceNet™</text:span></text:a><text:span text:style-name="T7">, C/C++</text:span></text:p>
              </table:table-cell>
            </table:table-row>
            <table:table-row>
              <table:table-cell table:style-name="SampleProjects1.A1" office:value-type="string">
                <text:p text:style-name="P4">Длъжност:</text:p>
              </table:table-cell>
              <table:table-cell table:style-name="SampleProjects1.B1" office:value-type="string">
                <text:p text:style-name="P4">Младши C/C++ Програмист</text:p>
              </table:table-cell>
            </table:table-row>
            <table:table-row>
              <table:table-cell table:style-name="SampleProjects1.A1" office:value-type="string">
                <text:p text:style-name="P4">Размер на екипа:</text:p>
              </table:table-cell>
              <table:table-cell table:style-name="SampleProjects1.B1" office:value-type="string">
                <text:p text:style-name="P4">около 25 души</text:p>
              </table:table-cell>
            </table:table-row>
            <table:table-row>
              <table:table-cell table:style-name="SampleProjects1.A1" office:value-type="string">
                <text:p text:style-name="P4">Фирма:</text:p>
              </table:table-cell>
              <table:table-cell table:style-name="SampleProjects1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 на фирмата:</text:p>
              </table:table-cell>
              <table:table-cell table:style-name="SampleProjects1.B1" office:value-type="string">
    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    </table:table-cell>
            </table:table-row>
          </table:table>
          <text:p text:style-name="Text_20_body"><text:a xlink:type="simple" xlink:href="http://gsotirov79.ddns.homelan.bg/%7Egsotirov/cv/projects/"><text:span text:style-name="T1">Лични проекти</text:span></text:a></text:p>
        </text:section>
        <text:section text:style-name="Sect1" text:name="References">
          <text:h text:style-name="P15" text:outline-level="2">Препоръки<text:tab/></text:h>
          <text:list text:style-name="L2">
            <text:list-item>
              <text:p text:style-name="P16"><text:span text:style-name="T7">От </text:span><text:a xlink:type="simple" xlink:href="http://gsotirov79.ddns.homelan.bg/%7Egsotirov/cv/cv.bg.html#Xpeqt"><text:span text:style-name="T1">Xpeqt</text:span></text:a><text:span text:style-name="T7">;</text:span></text:p>
            </text:list-item>
          </text:list>
          <text:p text:style-name="P17"><text:span text:style-name="T11">Забележка</text:span>: Препоръки се предоставят при поискване.</text:p>
        </text:section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4.99m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initial-creator>Georgi Sotirov</meta:initial-creator>
    <meta:creation-date>2005-08-28T16:46:32</meta:creation-date>
    <dc:creator>Georgi Sotirov</dc:creator>
    <dc:date>2005-08-30T13:58:16</dc:date>
    <dc:language>bg-BG</dc:language>
    <meta:editing-cycles>81</meta:editing-cycles>
    <meta:editing-duration>PT1H1M38S</meta:editing-duration>
    <meta:user-defined meta:name="Info 1"/>
    <meta:user-defined meta:name="Info 2"/>
    <meta:user-defined meta:name="Info 3"/>
    <meta:user-defined meta:name="Info 4"/>
    <meta:document-statistic meta:table-count="18" meta:image-count="0" meta:object-count="0" meta:page-count="5" meta:paragraph-count="271" meta:word-count="654" meta:character-count="3940"/>
  </office:meta>
</office:document-meta>
</file>